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2000000798BBBABE4FE3B01451.jpg" manifest:media-type="image/jpeg"/>
  <manifest:file-entry manifest:full-path="Pictures/1000000000000267000002135A2C54D84D2DFA82.png" manifest:media-type="image/png"/>
  <manifest:file-entry manifest:full-path="Pictures/10000000000007E00000042EDC493FAC8AF2C50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8.369cm, 0cm, 0cm, 0cm)" draw:image-opacity="100%" style:mirror="non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7.422cm, 19.188cm, 7.762cm, 15.426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4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5cm" fo:min-width="1.5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35cm" fo:min-width="3.9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15cm" fo:min-width="6.5cm"/>
    </style:style>
    <style:style style:name="gr9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11.999cm" svg:height="4.485cm" draw:transform="rotate (1.5707963267949) translate (15cm 28.599cm)">
          <draw:image xlink:href="Pictures/10000000000007E00000042EDC493FAC8AF2C508.jpg" xlink:type="simple" xlink:show="embed" xlink:actuate="onLoad">
            <text:p/>
          </draw:image>
        </draw:frame>
        <draw:frame draw:style-name="gr2" draw:text-style-name="P1" draw:layer="layout" svg:width="10.399cm" svg:height="11.099cm" svg:x="1cm" svg:y="17.401cm">
          <draw:image xlink:href="Pictures/1000000000000A2000000798BBBABE4FE3B01451.jpg" xlink:type="simple" xlink:show="embed" xlink:actuate="onLoad">
            <text:p/>
          </draw:image>
        </draw:frame>
        <draw:frame draw:style-name="gr3" draw:text-style-name="P2" draw:layer="layout" svg:width="5.603cm" svg:height="0.962cm" svg:x="1cm" svg:y="1cm">
          <draw:text-box>
            <text:p>Component labels</text:p>
          </draw:text-box>
        </draw:frame>
        <draw:frame draw:style-name="gr4" draw:text-style-name="P2" draw:layer="layout" svg:width="3.249cm" svg:height="0.962cm" svg:x="12.551cm" svg:y="16.6cm">
          <draw:text-box>
            <text:p>Side</text:p>
          </draw:text-box>
        </draw:frame>
        <draw:frame draw:style-name="gr5" draw:text-style-name="P2" draw:layer="layout" svg:width="7.299cm" svg:height="1.9cm" svg:x="1cm" svg:y="16.4cm">
          <draw:text-box>
            <text:p>Front</text:p>
          </draw:text-box>
        </draw:frame>
        <draw:custom-shape draw:style-name="gr6" draw:text-style-name="P4" draw:layer="layout" svg:width="2cm" svg:height="1.4cm" svg:x="4.6cm" svg:y="24.8cm">
          <text:p text:style-name="P3">←</text:p>
          <text:p text:style-name="P3">Diode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cm" svg:height="1.4cm" svg:x="4.6cm" svg:y="26.3cm">
          <text:p text:style-name="P3">Diode</text:p>
          <text:p text:style-name="P3">←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4cm" svg:height="2.6cm" svg:x="12.4cm" svg:y="21cm">
          <text:p text:style-name="P3">Long leg</text:p>
          <text:p text:style-name="P3">pin socket</text:p>
          <text:p text:style-name="P3">(female)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7cm" svg:height="1.4cm" svg:x="3cm" svg:y="19.3cm">
          <text:p text:style-name="P3">ESP32 module that has </text:p>
          <text:p text:style-name="P3">TELEC mark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cm" svg:height="1.4cm" svg:x="4.6cm" svg:y="21.5cm">
          <text:p text:style-name="P3">Diode</text:p>
          <text:p text:style-name="P3">→</text:p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16.271cm" svg:height="14.048cm" svg:x="2.2cm" svg:y="2.152cm">
          <draw:image xlink:href="Pictures/1000000000000267000002135A2C54D84D2DFA82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0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2000007629395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565cm" fo:margin-bottom="0cm" fo:text-indent="0cm"/>
      <style:text-properties fo:font-size="39.5999984741211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424cm" fo:margin-bottom="0cm" fo:text-indent="0cm"/>
      <style:text-properties fo:font-size="33.9000015258789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82cm" fo:margin-bottom="0cm" fo:text-indent="0cm"/>
      <style:text-properties fo:font-size="28.2999992370605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41cm" fo:margin-bottom="0cm" fo:text-indent="0cm"/>
      <style:text-properties fo:font-size="28.2999992370605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41cm" fo:margin-bottom="0cm" fo:text-indent="0cm"/>
      <style:text-properties fo:font-size="28.2999992370605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41cm" fo:margin-bottom="0cm" fo:text-indent="0cm"/>
      <style:text-properties fo:font-size="28.2999992370605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41cm" fo:margin-bottom="0cm" fo:text-indent="0cm"/>
      <style:text-properties fo:font-size="28.2999992370605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41cm" fo:margin-bottom="0cm" fo:text-indent="0cm"/>
      <style:text-properties fo:font-size="28.2999992370605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2000007629395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標準" style:page-layout-name="PM1" draw:style-name="Mdp1">
      <draw:frame presentation:style-name="標準-title" draw:layer="backgroundobjects" svg:width="18.899cm" svg:height="4.958cm" svg:x="1.05cm" svg:y="1.183cm" presentation:class="title" presentation:placeholder="true">
        <draw:text-box/>
      </draw:frame>
      <draw:frame presentation:style-name="標準-outline1" draw:layer="backgroundobjects" svg:width="18.899cm" svg:height="17.225cm" svg:x="1.05cm" svg:y="6.949cm" presentation:class="outline" presentation:placeholder="true">
        <draw:text-box/>
      </draw:frame>
      <draw:frame presentation:style-name="Mpr1" draw:text-style-name="MP2" draw:layer="backgroundobjects" svg:width="4.892cm" svg:height="2.048cm" svg:x="1.05cm" svg:y="27.05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8cm" svg:x="7.181cm" svg:y="27.05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8cm" svg:x="15.056cm" svg:y="27.056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4T23:01:20.013705503</meta:creation-date>
    <dc:date>2017-04-30T13:47:20.284145828</dc:date>
    <meta:editing-duration>PT41M33S</meta:editing-duration>
    <meta:editing-cycles>9</meta:editing-cycles>
    <meta:generator>LibreOffice/5.2.2.2$Linux_X86_64 LibreOffice_project/20m0$Build-2</meta:generator>
    <meta:document-statistic meta:object-count="34"/>
  </office:meta>
</office:document-meta>
</file>